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ff420e" draw:fill-color="#ffd32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1.2cm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draw:marker-start="Arrow" draw:marker-start-width="0.4cm" draw:marker-end="Arrow" draw:marker-end-width="0.4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gradient" draw:fill-color="#ffd320" draw:fill-gradient-name="Gradient_20_3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cm" svg:height="3cm" svg:x="3.6cm" svg:y="0.1cm">
          <text:p text:style-name="P1"><text:span text:style-name="T1">DUD-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3" draw:id="id3" draw:layer="layout" svg:width="3.3cm" svg:height="1.6cm" svg:x="7.3cm" svg:y="4.5cm">
          <text:p text:style-name="P1"><text:span text:style-name="T2">ina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3cm" svg:height="1.6cm" svg:x="2cm" svg:y="4.4cm">
          <text:p text:style-name="P1"><text:span text:style-name="T2">a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1cm" svg:y1="3.1cm" svg:x2="3.65cm" svg:y2="4.4cm" draw:start-shape="id1" draw:start-glue-point="7" draw:end-shape="id2" draw:end-glue-point="0" svg:d="M6100 3100l-2450 1300" svg:viewBox="0 0 2451 1301">
          <text:p/>
        </draw:connector>
        <draw:connector draw:style-name="gr4" draw:text-style-name="P1" draw:layer="layout" draw:type="line" svg:x1="6.1cm" svg:y1="3.1cm" svg:x2="8.95cm" svg:y2="4.5cm" draw:start-shape="id1" draw:start-glue-point="7" draw:end-shape="id3" draw:end-glue-point="0" svg:d="M6100 3100l2850 1400" svg:viewBox="0 0 2851 1401">
          <text:p/>
        </draw:connector>
        <draw:frame draw:style-name="gr5" draw:text-style-name="P4" xml:id="id4" draw:id="id4" draw:layer="layout" svg:width="4.2cm" svg:height="1.521cm" svg:x="1.5cm" svg:y="6.9cm">
          <draw:text-box>
            <text:p text:style-name="P1"><text:span text:style-name="T3">randomly</text:span></text:p>
            <text:p text:style-name="P1"><text:span text:style-name="T3">divide in half</text:span></text:p>
          </draw:text-box>
        </draw:frame>
        <draw:connector draw:style-name="gr4" draw:text-style-name="P1" draw:layer="layout" draw:type="line" svg:x1="3.65cm" svg:y1="6cm" svg:x2="3.6cm" svg:y2="6.9cm" draw:start-shape="id2" draw:start-glue-point="2" draw:end-shape="id4" draw:end-glue-point="0" svg:d="M3650 6000l-50 900" svg:viewBox="0 0 51 901">
          <text:p/>
        </draw:connector>
        <draw:connector draw:style-name="gr4" draw:text-style-name="P1" draw:layer="layout" draw:type="line" svg:x1="3.6cm" svg:y1="8.421cm" svg:x2="2.8cm" svg:y2="10.9cm" draw:start-shape="id4" draw:start-glue-point="2" draw:end-shape="id5" draw:end-glue-point="0" svg:d="M3600 8421l-800 2479" svg:viewBox="0 0 801 2480">
          <text:p/>
        </draw:connector>
        <draw:connector draw:style-name="gr4" draw:text-style-name="P1" draw:layer="layout" draw:type="line" svg:x1="3.6cm" svg:y1="8.421cm" svg:x2="9.4cm" svg:y2="10.9cm" draw:start-shape="id4" draw:start-glue-point="2" draw:end-shape="id6" draw:end-glue-point="0" svg:d="M3600 8421l5800 2479" svg:viewBox="0 0 5801 2480">
          <text:p/>
        </draw:connector>
        <draw:connector draw:style-name="gr4" draw:text-style-name="P1" draw:layer="layout" draw:type="line" svg:x1="8.95cm" svg:y1="6.1cm" svg:x2="9.4cm" svg:y2="10.9cm" draw:start-shape="id3" draw:start-glue-point="2" draw:end-shape="id6" draw:end-glue-point="0" svg:d="M8950 6100l450 4800" svg:viewBox="0 0 451 4801">
          <text:p/>
        </draw:connector>
        <draw:custom-shape draw:style-name="gr6" draw:text-style-name="P5" xml:id="id5" draw:id="id5" draw:layer="layout" svg:width="4cm" svg:height="1.8cm" svg:x="0.8cm" svg:y="10.9cm">
          <text:p text:style-name="P1"><text:span text:style-name="T4">reference</text:span></text:p>
          <text:p text:style-name="P1"><text:span text:style-name="T4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5cm" svg:height="2.1cm" svg:x="0.4cm" svg:y="15.7cm">
          <text:p text:style-name="P1">SEA</text:p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5cm" svg:height="2.3cm" svg:x="8.2cm" svg:y="15.6cm">
          <text:p text:style-name="P1">DeCAF</text:p>
          <text:p text:style-name="P1">classifi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76cm" svg:y1="13.512cm" svg:x2="2.15cm" svg:y2="15.7cm" draw:start-shape="id7" draw:start-glue-point="2" draw:end-shape="id8" draw:end-glue-point="0" svg:d="M4776 13512l-2626 2188" svg:viewBox="0 0 2627 2189">
          <text:p/>
        </draw:connector>
        <draw:connector draw:style-name="gr4" draw:text-style-name="P1" draw:layer="layout" draw:type="line" svg:x1="6.862cm" svg:y1="13.524cm" svg:x2="9.95cm" svg:y2="15.6cm" draw:start-shape="id9" draw:start-glue-point="2" draw:end-shape="id10" draw:end-glue-point="0" svg:d="M6862 13524l3088 2076" svg:viewBox="0 0 3089 2077">
          <text:p/>
        </draw:connector>
        <draw:connector draw:style-name="gr7" draw:text-style-name="P5" draw:layer="layout" draw:type="line" svg:x1="3.9cm" svg:y1="16.75cm" svg:x2="8.2cm" svg:y2="16.75cm" draw:start-shape="id8" draw:start-glue-point="1" draw:end-shape="id10" draw:end-glue-point="3" svg:d="M3900 16750h4300" svg:viewBox="0 0 4301 1">
          <text:p text:style-name="P1"><text:span text:style-name="T4">compare</text:span></text:p>
          <text:p text:style-name="P1"><text:span text:style-name="T5"/></text:p>
          <text:p text:style-name="P1"><text:span text:style-name="T4">results</text:span></text:p>
        </draw:connector>
        <draw:custom-shape draw:style-name="gr8" draw:text-style-name="P5" xml:id="id6" draw:id="id6" draw:layer="layout" svg:width="4cm" svg:height="1.8cm" svg:x="7.4cm" svg:y="10.9cm">
          <text:p text:style-name="P1"><text:span text:style-name="T4">test</text:span></text:p>
          <text:p text:style-name="P1"><text:span text:style-name="T4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1.8cm" svg:height="3.5cm" svg:x="0.126cm" svg:y="10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0.3cm" svg:height="0.3cm" svg:x="4.626cm" svg:y="13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0.3cm" svg:height="0.3cm" svg:x="6.712cm" svg:y="13.2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ffd320" draw:end-color="#83caff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cm" fo:margin-left="0.026cm" fo:margin-right="0cm" fo:page-width="1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09:41:07.105072315</meta:creation-date>
    <dc:date>2015-08-25T10:30:38.754278229</dc:date>
    <meta:editing-duration>PT48M36S</meta:editing-duration>
    <meta:editing-cycles>12</meta:editing-cycles>
    <meta:generator>LibreOffice/4.2.8.2$Linux_X86_64 LibreOffice_project/420m0$Build-2</meta:generator>
    <meta:document-statistic meta:object-count="20"/>
  </office:meta>
</office:document-meta>
</file>